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eb33e" officeooo:paragraph-rsid="001eb33e"/>
    </style:style>
    <style:style style:name="P2" style:family="paragraph" style:parent-style-name="Title">
      <style:text-properties officeooo:rsid="001eb33e" officeooo:paragraph-rsid="001eb33e"/>
    </style:style>
    <style:style style:name="P3" style:family="paragraph" style:parent-style-name="Heading_20_1">
      <style:text-properties officeooo:rsid="012346d4" officeooo:paragraph-rsid="012346d4"/>
    </style:style>
    <style:style style:name="P4" style:family="paragraph" style:parent-style-name="Text_20_body" style:list-style-name="L1">
      <style:text-properties officeooo:rsid="01252001" officeooo:paragraph-rsid="01252001"/>
    </style:style>
    <style:style style:name="P5" style:family="paragraph" style:parent-style-name="Text_20_body" style:list-style-name="L1">
      <style:text-properties officeooo:rsid="012538be" officeooo:paragraph-rsid="012538be"/>
    </style:style>
    <style:style style:name="P6" style:family="paragraph" style:parent-style-name="Text_20_body" style:list-style-name="L1">
      <style:text-properties officeooo:rsid="01262623" officeooo:paragraph-rsid="01262623"/>
    </style:style>
    <style:style style:name="P7" style:family="paragraph" style:parent-style-name="Text_20_body" style:list-style-name="L1">
      <style:text-properties officeooo:rsid="01267318" officeooo:paragraph-rsid="01267318"/>
    </style:style>
    <style:style style:name="P8" style:family="paragraph" style:parent-style-name="Text_20_body" style:list-style-name="L1">
      <style:text-properties officeooo:rsid="0128f9f8" officeooo:paragraph-rsid="0128f9f8"/>
    </style:style>
    <style:style style:name="P9" style:family="paragraph" style:parent-style-name="Text_20_body" style:list-style-name="L1">
      <style:text-properties officeooo:rsid="012a7803" officeooo:paragraph-rsid="012a7803"/>
    </style:style>
    <style:style style:name="P10" style:family="paragraph" style:parent-style-name="Text_20_body" style:list-style-name="L1">
      <style:text-properties officeooo:rsid="012b74a8" officeooo:paragraph-rsid="012b74a8"/>
    </style:style>
    <style:style style:name="P11" style:family="paragraph" style:parent-style-name="Text_20_body" style:list-style-name="L1">
      <style:text-properties officeooo:rsid="01315cb7" officeooo:paragraph-rsid="01315cb7"/>
    </style:style>
    <style:style style:name="P12" style:family="paragraph" style:parent-style-name="Text_20_body" style:list-style-name="L1">
      <style:text-properties officeooo:rsid="013372a7" officeooo:paragraph-rsid="013372a7"/>
    </style:style>
    <style:style style:name="P13" style:family="paragraph" style:parent-style-name="Text_20_body" style:list-style-name="L1">
      <style:text-properties officeooo:rsid="0134566e" officeooo:paragraph-rsid="0134566e"/>
    </style:style>
    <style:style style:name="P14" style:family="paragraph" style:parent-style-name="Text_20_body" style:list-style-name="L1">
      <style:text-properties officeooo:rsid="0137a0a1" officeooo:paragraph-rsid="0137a0a1"/>
    </style:style>
    <style:style style:name="T1" style:family="text">
      <style:text-properties style:font-name="Liberation Sans1" fo:font-size="18pt" officeooo:rsid="01200db1" style:font-name-asian="Microsoft YaHei" style:font-size-asian="18pt" style:font-name-complex="Lucida Sans" style:font-size-complex="18pt"/>
    </style:style>
    <style:style style:name="T2" style:family="text">
      <style:text-properties officeooo:rsid="01267318"/>
    </style:style>
    <style:style style:name="T3" style:family="text">
      <style:text-properties officeooo:rsid="01278833"/>
    </style:style>
    <style:style style:name="T4" style:family="text">
      <style:text-properties officeooo:rsid="0128f9f8"/>
    </style:style>
    <style:style style:name="T5" style:family="text">
      <style:text-properties officeooo:rsid="012ede1c"/>
    </style:style>
    <style:style style:name="T6" style:family="text">
      <style:text-properties officeooo:rsid="013966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llet Box</text:p>
      <text:p text:style-name="P1"><text:span text:style-name="T1">Playtest </text:span>Document</text:p>
      <text:h text:style-name="P3" text:outline-level="1">Questions</text:h>
      <text:list xml:id="list2581549617" text:style-name="L1">
        <text:list-item>
          <text:p text:style-name="P4">Do player<text:span text:style-name="T3">s</text:span> notice when power-ups / weapons appear off-screen?</text:p>
        </text:list-item>
        <text:list-item>
          <text:p text:style-name="P5"><text:span text:style-name="T4">When do players</text:span> switch weapons?</text:p>
        </text:list-item>
        <text:list-item>
          <text:p text:style-name="P11">What are the most used weapons?</text:p>
        </text:list-item>
        <text:list-item>
          <text:p text:style-name="P8">When do players use <text:span text:style-name="T5">the </text:span>dash?</text:p>
        </text:list-item>
        <text:list-item>
          <text:p text:style-name="P6"><text:span text:style-name="T3">Do</text:span> player<text:span text:style-name="T3">s</text:span> <text:span text:style-name="T2">pick up weapons?</text:span></text:p>
        </text:list-item>
        <text:list-item>
          <text:p text:style-name="P7">Do player<text:span text:style-name="T3">s</text:span> understand controls?</text:p>
        </text:list-item>
        <text:list-item>
          <text:p text:style-name="P7">Do player<text:span text:style-name="T3">s</text:span> understand weapons?</text:p>
        </text:list-item>
        <text:list-item>
          <text:p text:style-name="P7">Do player<text:span text:style-name="T3">s</text:span> understand enemies?</text:p>
        </text:list-item>
        <text:list-item>
          <text:p text:style-name="P7">Do players kill the mother enemies in time?</text:p>
        </text:list-item>
        <text:list-item>
          <text:p text:style-name="P13">Do players take damage while going towards <text:span text:style-name="T6">items</text:span>?</text:p>
        </text:list-item>
        <text:list-item>
          <text:p text:style-name="P9">When are players frustrated?</text:p>
        </text:list-item>
        <text:list-item>
          <text:p text:style-name="P9">When are players having fun?</text:p>
        </text:list-item>
        <text:list-item>
          <text:p text:style-name="P9">When are players bored?</text:p>
        </text:list-item>
        <text:list-item>
          <text:p text:style-name="P10">When are players focused?</text:p>
        </text:list-item>
        <text:list-item>
          <text:p text:style-name="P14">When do players take damage?</text:p>
        </text:list-item>
        <text:list-item>
          <text:p text:style-name="P9">How many times are players playing?</text:p>
        </text:list-item>
        <text:list-item>
          <text:p text:style-name="P10">What did players ask?</text:p>
        </text:list-item>
        <text:list-item>
          <text:p text:style-name="P12">Are players not noticing something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" fo:font-family="'Liberation Sans'" style:font-style-name="Regular" style:font-family-generic="swiss" style:font-pitch="variable" fo:font-size="13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5:13:01.745000000</meta:creation-date>
    <dc:date>2022-03-03T16:07:56.075000000</dc:date>
    <meta:editing-duration>PT11H34M53S</meta:editing-duration>
    <meta:editing-cycles>257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21" meta:word-count="119" meta:character-count="639" meta:non-whitespace-character-count="559"/>
  </office:meta>
</office:document-meta>
</file>